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03bfcd" officeooo:paragraph-rsid="0003bfcd"/>
    </style:style>
    <style:style style:name="P2" style:family="paragraph" style:parent-style-name="Standard">
      <style:text-properties officeooo:rsid="00056207" officeooo:paragraph-rsid="00056207"/>
    </style:style>
    <style:style style:name="P3" style:family="paragraph" style:parent-style-name="Standard">
      <style:text-properties officeooo:rsid="0005b973" officeooo:paragraph-rsid="0005b973"/>
    </style:style>
    <style:style style:name="P4" style:family="paragraph" style:parent-style-name="Standard">
      <style:text-properties style:text-underline-style="solid" style:text-underline-width="auto" style:text-underline-color="font-color" officeooo:rsid="0007ab58" officeooo:paragraph-rsid="0005b973"/>
    </style:style>
    <style:style style:name="P5" style:family="paragraph" style:parent-style-name="Standard">
      <style:text-properties officeooo:paragraph-rsid="0005b973"/>
    </style:style>
    <style:style style:name="P6" style:family="paragraph" style:parent-style-name="Standard">
      <style:text-properties officeooo:paragraph-rsid="000a2e8b"/>
    </style:style>
    <style:style style:name="P7" style:family="paragraph" style:parent-style-name="Standard">
      <style:text-properties style:text-underline-style="none" officeooo:rsid="0003bfcd" officeooo:paragraph-rsid="000a2e8b"/>
    </style:style>
    <style:style style:name="P8" style:family="paragraph" style:parent-style-name="Standard">
      <style:text-properties style:text-underline-style="none" officeooo:rsid="000a2e8b" officeooo:paragraph-rsid="000a2e8b"/>
    </style:style>
    <style:style style:name="P9" style:family="paragraph" style:parent-style-name="Standard">
      <style:text-properties officeooo:rsid="000a2e8b" officeooo:paragraph-rsid="000a2e8b"/>
    </style:style>
    <style:style style:name="P10" style:family="paragraph" style:parent-style-name="Standard">
      <style:text-properties fo:font-size="11pt" style:text-underline-style="none" officeooo:rsid="000a2e8b" officeooo:paragraph-rsid="000a2e8b" style:font-size-asian="11pt" style:font-size-complex="11pt"/>
    </style:style>
    <style:style style:name="P11" style:family="paragraph" style:parent-style-name="Standard">
      <style:text-properties fo:font-size="11pt" style:text-underline-style="none" officeooo:rsid="000a2e8b" officeooo:paragraph-rsid="000a2e8b" style:font-size-asian="9.60000038146973pt" style:font-size-complex="11pt"/>
    </style:style>
    <style:style style:name="P12" style:family="paragraph" style:parent-style-name="Standard">
      <style:text-properties fo:font-size="11pt" style:text-underline-style="solid" style:text-underline-width="auto" style:text-underline-color="font-color" officeooo:rsid="000a2e8b" officeooo:paragraph-rsid="000a2e8b" style:font-size-asian="9.60000038146973pt" style:font-size-complex="11pt"/>
    </style:style>
    <style:style style:name="P13" style:family="paragraph" style:parent-style-name="Standard">
      <style:text-properties officeooo:rsid="000c85f0" officeooo:paragraph-rsid="000c85f0"/>
    </style:style>
    <style:style style:name="P14" style:family="paragraph" style:parent-style-name="Standard">
      <style:text-properties fo:font-size="11pt" style:text-underline-style="none" officeooo:rsid="000a2e8b" officeooo:paragraph-rsid="000a2e8b" style:font-size-asian="9.60000038146973pt" style:font-size-complex="11pt"/>
    </style:style>
    <style:style style:name="P15" style:family="paragraph" style:parent-style-name="Standard">
      <style:text-properties fo:font-size="11pt" style:text-underline-style="none" officeooo:rsid="000a2e8b" officeooo:paragraph-rsid="000e4c24" style:font-size-asian="9.60000038146973pt" style:font-size-complex="11pt"/>
    </style:style>
    <style:style style:name="P16" style:family="paragraph" style:parent-style-name="Standard">
      <style:text-properties fo:font-size="11pt" style:text-underline-style="none" officeooo:rsid="0003bfcd" officeooo:paragraph-rsid="000f1002" style:font-size-asian="9.60000038146973pt" style:font-size-complex="11pt"/>
    </style:style>
    <style:style style:name="T1" style:family="text">
      <style:text-properties style:text-underline-style="solid" style:text-underline-width="auto" style:text-underline-color="font-color" officeooo:rsid="0005b973"/>
    </style:style>
    <style:style style:name="T2" style:family="text">
      <style:text-properties style:text-underline-style="solid" style:text-underline-width="auto" style:text-underline-color="font-color" officeooo:rsid="0007ab58"/>
    </style:style>
    <style:style style:name="T3" style:family="text">
      <style:text-properties fo:font-size="11pt" officeooo:rsid="000a2e8b" style:font-size-asian="11pt" style:font-size-complex="11pt"/>
    </style:style>
    <style:style style:name="T4" style:family="text">
      <style:text-properties officeooo:rsid="000c85f0"/>
    </style:style>
    <style:style style:name="T5" style:family="text">
      <style:text-properties officeooo:rsid="000e4c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>Dar formato a todo texto de info</text:p>
      <text:p text:style-name="P1"/>
      <text:p text:style-name="P13">cargar el meta de la pagina</text:p>
      <text:p text:style-name="P13"/>
      <text:p text:style-name="P1">modificar el banner</text:p>
      <text:p text:style-name="P1"/>
      <text:p text:style-name="P2">linkear el mail al formulario de contacto</text:p>
      <text:p text:style-name="P2"/>
      <text:p text:style-name="P2">crear la seccion de redes sociales</text:p>
      <text:p text:style-name="P2"/>
      <text:p text:style-name="P3">agregar links relacionados y de cultura de chascomus</text:p>
      <text:p text:style-name="P5"><text:span text:style-name="T1"><text:s/></text:span><text:span text:style-name="T2">-</text:span><text:a xlink:type="simple" xlink:href="http://www.chascomus.gov.ar/"><text:span text:style-name="T2">http://www.chascomus.gov.ar/</text:span></text:a></text:p>
      <text:p text:style-name="P4"/>
      <text:p text:style-name="P6">Agregar a booking</text:p>
      <text:p text:style-name="P4"/>
      <text:p text:style-name="P2"/>
      <text:p text:style-name="P2"/>
      <text:p text:style-name="P2"/>
      <text:p text:style-name="P2"/>
      <text:p text:style-name="P2"/>
      <text:p text:style-name="P8">TAREAS REALIZADAS</text:p>
      <text:p text:style-name="P8"/>
      <text:p text:style-name="P10">-Se reservo el dominio www.elhosteldechascomus.com.ar en nic.ar</text:p>
      <text:p text:style-name="P8"/>
      <text:p text:style-name="P7"><text:span text:style-name="T3">-Se creo Facebook:</text:span><text:span text:style-name="T3"> elhosteldechascomus</text:span></text:p>
      <text:p text:style-name="P10"><text:s text:c="2"/>pass:hostel2013!</text:p>
      <text:p text:style-name="P10"/>
      <text:p text:style-name="P7"><text:span text:style-name="T3">-Se creo casilla de correo: </text:span><text:a xlink:type="simple" xlink:href="mailto:elhosteldechascomus@gmail.com"><text:span text:style-name="T3">elhosteldechascomus@gmail.com</text:span></text:a></text:p>
      <text:p text:style-name="P10"><text:s text:c="2"/>pass:hostel2013!</text:p>
      <text:p text:style-name="P10"/>
      <text:p text:style-name="P7"><text:span text:style-name="T3">-Se de dio de alta el usuario en el hosting Dattatec: </text:span><text:a xlink:type="simple" xlink:href="mailto:elhosteldechascomus@gmail.com"><text:span text:style-name="T3">elhosteldechascomus@gmail.com</text:span></text:a></text:p>
      <text:p text:style-name="P11"><text:s text:c="2"/>pass:hostel2013!</text:p>
      <text:p text:style-name="P11"/>
      <text:p text:style-name="P15"><text:span text:style-name="T4">S</text:span>ubir imagen de pagina en construccion </text:p>
      <text:p text:style-name="P15"/>
      <text:p text:style-name="P15"><text:span text:style-name="T5">Crear filtros del correo </text:span><text:a xlink:type="simple" xlink:href="mailto:elhosteldechascomus@gmail.com"><text:span text:style-name="T5">elhosteldechascomus@gmail.com</text:span></text:a></text:p>
      <text:p text:style-name="P15"><text:span text:style-name="T5"/></text:p>
      <text:p text:style-name="P16"><text:span text:style-name="T5">modificar el logo</text:span></text:p>
      <text:p text:style-name="P11"/>
      <text:p text:style-name="P12"/>
      <text:p text:style-name="P11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8-07-20T18:25:38</meta:creation-date>
    <meta:editing-cycles>7</meta:editing-cycles>
    <meta:editing-duration>PT01H36M31S</meta:editing-duration>
    <dc:date>2013-06-09T12:46:23</dc:date>
    <dc:creator>francisco </dc:creator>
    <meta:document-statistic meta:table-count="0" meta:image-count="0" meta:object-count="0" meta:page-count="1" meta:paragraph-count="19" meta:word-count="89" meta:character-count="674"/>
    <meta:user-defined meta:name="Información 1"/>
    <meta:user-defined meta:name="Información 2"/>
    <meta:user-defined meta:name="Información 3"/>
    <meta:user-defined meta:name="Información 4"/>
  </office:meta>
</office:document-meta>
</file>